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4b9ff" officeooo:paragraph-rsid="0014b9f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1198b9" officeooo:paragraph-rsid="001198b9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cde9" officeooo:paragraph-rsid="0012cde9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2cde9" officeooo:paragraph-rsid="0012cde9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5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facb" officeooo:paragraph-rsid="0012cde9" style:font-weight-asian="normal" style:font-name-complex="Arial" style:font-weight-complex="normal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3">
      <style:text-properties fo:font-style="normal" officeooo:rsid="0012cde9" officeooo:paragraph-rsid="0012cde9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12cde9"/>
    </style:style>
    <style:style style:name="T6" style:family="text">
      <style:text-properties officeooo:rsid="001635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2" text:outline-level="3">Añadir <text:span text:style-name="T6">paciente/trabajador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4"><text:span text:style-name="T1">Médico</text:span>(I), <text:span text:style-name="T2">Enfermero(I), Auxiliar(I), Celador(I), Fisioterapeuta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4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6">Gestión de dietas</text:p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5">Solo personal autorizado puede <text:span text:style-name="T5">añadir a un usuario a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4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7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7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2">
          <table:table-cell table:style-name="Tabla2.A2" office:value-type="string">
            <text:p text:style-name="P26">Asignar una dieta a un nuevo paciente o trabajador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6">Se pondrá a disposición de un usuario válido un menú para añadir a un paciente o trabajador y asignarle una dieta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21">El usuario accede a la acción de Añadir usuario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30">El sistema comprobará que el usuario tiene permiso para realizar dicha acción.</text:p>
          </table:table-cell>
        </table:table-row>
        <table:table-row table:style-name="Tabla4.2">
          <table:table-cell table:style-name="Tabla4.A5" office:value-type="string">
            <text:p text:style-name="P11">3</text:p>
          </table:table-cell>
          <table:table-cell table:style-name="Tabla4.B5" office:value-type="string">
            <text:p text:style-name="P21">Si el usuario es válido debera rellenar información del paciente o trabajador y asignar una diet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29">El usuario puede guardas al nuevo paciente o trabajador, o no añadir a este.</text:p>
          </table:table-cell>
        </table:table-row>
        <table:table-row table:style-name="Tabla4.2">
          <table:table-cell table:style-name="Tabla4.A6" office:value-type="string">
            <text:p text:style-name="P10"/>
          </table:table-cell>
          <table:table-cell table:style-name="Tabla4.B6" office:value-type="string">
            <text:p text:style-name="P20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8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20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20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20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20"/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7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Varias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24:07.837793383</dc:date>
    <meta:print-date>2012-03-13T15:37:00</meta:print-date>
    <meta:editing-cycles>23</meta:editing-cycles>
    <meta:editing-duration>PT1H39M52S</meta:editing-duration>
    <meta:generator>LibreOffice/6.0.3.2$Linux_X86_64 LibreOffice_project/00m0$Build-2</meta:generator>
    <meta:document-statistic meta:table-count="5" meta:image-count="0" meta:object-count="0" meta:page-count="1" meta:paragraph-count="48" meta:word-count="157" meta:character-count="1003" meta:non-whitespace-character-count="891"/>
  </office:meta>
</office:document-meta>
</file>